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9cm" svg:height="1.741cm" svg:x="7.31cm" svg:y="3.459cm">
          <text:p text:style-name="P1"><text:span text:style-name="T1">Add New Member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1" draw:id="id1" draw:layer="layout" svg:width="3.884cm" svg:height="0.962cm" svg:x="8cm" svg:y="1.5cm">
          <draw:text-box>
            <text:p>See Page X</text:p>
          </draw:text-box>
        </draw:frame>
        <draw:custom-shape draw:style-name="gr3" draw:text-style-name="P2" xml:id="id3" draw:id="id3" draw:layer="layout" svg:width="4.8cm" svg:height="1.8cm" svg:x="7.5cm" svg:y="6.5cm">
          <text:p text:style-name="P1"><text:span text:style-name="T1">Validate Data</text:span></text:p>
          <text:p text:style-name="P1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54cm" svg:height="1.8cm" svg:x="7.6cm" svg:y="9cm">
          <text:p text:style-name="P1"><text:span text:style-name="T1">Data 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4.8cm" svg:height="1.8cm" svg:x="7.5cm" svg:y="11.5cm">
          <text:p text:style-name="P1"><text:span text:style-name="T1">Search for Member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942cm" svg:y1="2.462cm" svg:x2="9.905cm" svg:y2="3.459cm" draw:start-shape="id1" draw:start-glue-point="2" draw:end-shape="id2" draw:end-glue-point="5" svg:d="M9942 2462l-37 997" svg:viewBox="0 0 38 998">
          <text:p/>
        </draw:connector>
        <draw:connector draw:style-name="gr5" draw:text-style-name="P1" draw:layer="layout" draw:type="line" svg:x1="9.905cm" svg:y1="5.2cm" svg:x2="9.9cm" svg:y2="6.5cm" draw:start-shape="id2" draw:start-glue-point="8" draw:end-shape="id3" draw:end-glue-point="0" svg:d="M9905 5200l-5 1300" svg:viewBox="0 0 6 1301">
          <text:p/>
        </draw:connector>
        <draw:connector draw:style-name="gr5" draw:text-style-name="P1" draw:layer="layout" draw:type="line" svg:x1="9.9cm" svg:y1="8.3cm" svg:x2="9.87cm" svg:y2="9cm" draw:start-shape="id3" draw:start-glue-point="2" draw:end-shape="id4" draw:end-glue-point="4" svg:d="M9900 8300l-30 700" svg:viewBox="0 0 31 701">
          <text:p/>
        </draw:connector>
        <draw:connector draw:style-name="gr6" draw:text-style-name="P2" draw:layer="layout" draw:type="line" svg:x1="9.87cm" svg:y1="10.8cm" svg:x2="9.9cm" svg:y2="11.5cm" draw:start-shape="id4" draw:start-glue-point="6" draw:end-shape="id5" draw:end-glue-point="0" svg:d="M9870 10800l30 700" svg:viewBox="0 0 31 701">
          <text:p text:style-name="P1"><text:span text:style-name="T1"><text:s text:c="12"/></text:span><text:span text:style-name="T1">Yes</text:span></text:p>
        </draw:connector>
        <draw:custom-shape draw:style-name="gr1" draw:text-style-name="P2" xml:id="id6" draw:id="id6" draw:layer="layout" svg:width="5.19cm" svg:height="1.741cm" svg:x="1.71cm" svg:y="6.5cm">
          <text:p text:style-name="P1"><text:span text:style-name="T1">New Member Data</text:span></text:p>
          <text:p text:style-name="P1"><text:span text:style-name="T1">Enter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xml:id="id12" draw:id="id12" draw:layer="layout" svg:x1="7.6cm" svg:y1="9.9cm" svg:x2="4.305cm" svg:y2="8.241cm" draw:start-shape="id4" draw:start-glue-point="5" draw:end-shape="id6" draw:end-glue-point="8" svg:d="M7600 9900h-3295v-1659" svg:viewBox="0 0 3296 1660">
          <text:p text:style-name="P1"><text:span text:style-name="T1"/></text:p>
          <text:p text:style-name="P1"><text:span text:style-name="T1"/></text:p>
          <text:p text:style-name="P1"><text:span text:style-name="T1"><text:s text:c="17"/></text:span><text:span text:style-name="T1">No</text:span></text:p>
        </draw:connector>
        <draw:connector draw:style-name="gr5" draw:text-style-name="P1" draw:layer="layout" svg:x1="6.372cm" svg:y1="7.371cm" svg:x2="7.5cm" svg:y2="7.4cm" draw:start-shape="id6" draw:start-glue-point="9" draw:end-shape="id3" draw:end-glue-point="3" svg:d="M6372 7371h829v29h299" svg:viewBox="0 0 1129 30">
          <text:p/>
        </draw:connector>
        <draw:custom-shape draw:style-name="gr4" draw:text-style-name="P2" xml:id="id10" draw:id="id10" draw:layer="layout" svg:width="4.54cm" svg:height="1.8cm" svg:x="7.6cm" svg:y="14.3cm">
          <text:p text:style-name="P1"><text:span text:style-name="T1">Member</text:span></text:p>
          <text:p text:style-name="P1"><text:span text:style-name="T1">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layout" svg:width="4.8cm" svg:height="1.8cm" svg:x="7.4cm" svg:y="17cm">
          <text:p text:style-name="P1"><text:span text:style-name="T1">Add New Memb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3cm" svg:height="1.8cm" svg:x="7.6cm" svg:y="19.7cm">
          <text:p text:style-name="P1"><text:span text:style-name="T1">New Member</text:span></text:p>
          <text:p text:style-name="P1"><text:span text:style-name="T1">added</text:span></text:p>
          <text:p text:style-name="P1"><text:span text:style-name="T1"><text:s/></text:span><text:span text:style-name="T1">to Databas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9.8cm" svg:y1="18.8cm" svg:x2="9.75cm" svg:y2="19.7cm" draw:start-shape="id7" draw:start-glue-point="2" draw:end-shape="id8" draw:end-glue-point="4" svg:d="M9800 18800l-50 900" svg:viewBox="0 0 51 901">
          <text:p/>
        </draw:connector>
        <draw:custom-shape draw:style-name="gr4" draw:text-style-name="P2" xml:id="id9" draw:id="id9" draw:layer="layout" svg:width="4.3cm" svg:height="1.8cm" svg:x="14.6cm" svg:y="11.5cm">
          <text:p text:style-name="P1"><text:span text:style-name="T1">Member Details</text:span></text:p>
          <text:p text:style-name="P1"><text:span text:style-name="T1">from 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14.6cm" svg:y1="12.4cm" svg:x2="12.3cm" svg:y2="12.4cm" draw:start-shape="id9" draw:start-glue-point="5" draw:end-shape="id5" draw:end-glue-point="1" svg:d="M14600 12400h-2300" svg:viewBox="0 0 2301 1">
          <text:p/>
        </draw:connector>
        <draw:connector draw:style-name="gr5" draw:text-style-name="P1" draw:layer="layout" draw:type="line" svg:x1="9.9cm" svg:y1="13.3cm" svg:x2="9.87cm" svg:y2="14.3cm" draw:start-shape="id5" draw:start-glue-point="2" draw:end-shape="id10" draw:end-glue-point="4" svg:d="M9900 13300l-30 1000" svg:viewBox="0 0 31 1001">
          <text:p/>
        </draw:connector>
        <draw:connector draw:style-name="gr6" draw:text-style-name="P2" draw:layer="layout" draw:type="line" svg:x1="9.87cm" svg:y1="16.1cm" svg:x2="9.8cm" svg:y2="17cm" draw:start-shape="id10" draw:start-glue-point="6" draw:end-shape="id7" draw:end-glue-point="0" svg:d="M9870 16100l-70 900" svg:viewBox="0 0 71 901">
          <text:p text:style-name="P1"><text:span text:style-name="T1"><text:s text:c="10"/></text:span><text:span text:style-name="T1">No</text:span></text:p>
        </draw:connector>
        <draw:custom-shape draw:style-name="gr1" draw:text-style-name="P2" xml:id="id11" draw:id="id11" draw:layer="layout" svg:width="5.19cm" svg:height="1.741cm" svg:x="1.71cm" svg:y="14.359cm">
          <text:p text:style-name="P1"><text:span text:style-name="T1">Error Message</text:span></text:p>
          <text:p text:style-name="P1"><text:span text:style-name="T1">Displayed</text:span></text:p>
          <text:p text:style-name="P1"><text:span text:style-name="T1">(Member already exists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draw:type="line" svg:x1="7.6cm" svg:y1="15.2cm" svg:x2="6.372cm" svg:y2="15.23cm" draw:start-shape="id10" draw:start-glue-point="5" draw:end-shape="id11" draw:end-glue-point="9" svg:d="M7600 15200l-1228 30" svg:viewBox="0 0 1229 31">
          <text:p text:style-name="P1"><text:span text:style-name="T1"/></text:p>
          <text:p text:style-name="P1"><text:span text:style-name="T1"/></text:p>
          <text:p text:style-name="P1"><text:span text:style-name="T1">Yes</text:span></text:p>
        </draw:connector>
        <draw:connector draw:style-name="gr7" draw:text-style-name="P1" draw:layer="layout" draw:type="line" svg:x1="4.305cm" svg:y1="14.359cm" svg:x2="4.305cm" svg:y2="9.9cm" draw:start-shape="id11" draw:start-glue-point="5" draw:end-shape="id12" draw:end-glue-point="0" svg:d="M4305 14359v-4459" svg:viewBox="0 0 1 4460">
          <text:p/>
        </draw:connector>
        <draw:connector draw:style-name="gr5" draw:text-style-name="P1" draw:layer="layout" draw:type="line" svg:x1="9.75cm" svg:y1="21.5cm" svg:x2="9.75cm" svg:y2="22.5cm" draw:start-shape="id8" draw:start-glue-point="6" draw:end-shape="id13" draw:end-glue-point="0" svg:d="M9750 21500v1000" svg:viewBox="0 0 1 1001">
          <text:p/>
        </draw:connector>
        <draw:custom-shape draw:style-name="gr1" draw:text-style-name="P2" xml:id="id14" draw:id="id14" draw:layer="layout" svg:width="5.19cm" svg:height="1.741cm" svg:x="13.3cm" svg:y="17cm">
          <text:p text:style-name="P1"><text:span text:style-name="T1">Member Added</text:span></text:p>
          <text:p text:style-name="P1"><text:span text:style-name="T1">Message</text:span></text:p>
          <text:p text:style-name="P1"><text:span text:style-name="T1">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12.2cm" svg:y1="17.9cm" svg:x2="13.819cm" svg:y2="17.871cm" draw:start-shape="id7" draw:start-glue-point="1" draw:end-shape="id14" draw:end-glue-point="6" svg:d="M12200 17900l1619-29" svg:viewBox="0 0 1620 30">
          <text:p/>
        </draw:connector>
        <draw:custom-shape draw:style-name="gr8" draw:text-style-name="P1" xml:id="id13" draw:id="id13" draw:layer="layout" svg:width="3.5cm" svg:height="1.521cm" svg:x="8cm" svg:y="22.5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3:43:55.895000000</meta:creation-date>
    <dc:date>2014-11-26T11:00:54.371000000</dc:date>
    <meta:editing-duration>P0D</meta:editing-duration>
    <meta:editing-cycles>4</meta:editing-cycles>
    <meta:generator>LibreOffice/4.2.5.2$Windows_x86 LibreOffice_project/61cb170a04bb1f12e77c884eab9192be736ec5f5</meta:generator>
    <meta:document-statistic meta:object-count="27"/>
  </office:meta>
</office:document-meta>
</file>